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61255" officeooo:paragraph-rsid="00161255"/>
    </style:style>
    <style:style style:name="P2" style:family="paragraph" style:parent-style-name="Standard">
      <style:text-properties officeooo:rsid="001628a5" officeooo:paragraph-rsid="001628a5"/>
    </style:style>
    <style:style style:name="P3" style:family="paragraph" style:parent-style-name="Standard">
      <style:text-properties officeooo:rsid="0016c51e" officeooo:paragraph-rsid="0016c51e"/>
    </style:style>
    <style:style style:name="P4" style:family="paragraph" style:parent-style-name="Standard">
      <style:text-properties officeooo:rsid="0017dab0" officeooo:paragraph-rsid="0017dab0"/>
    </style:style>
    <style:style style:name="P5" style:family="paragraph" style:parent-style-name="Standard" style:list-style-name="L1">
      <style:text-properties officeooo:rsid="0017dab0" officeooo:paragraph-rsid="0017dab0"/>
    </style:style>
    <style:style style:name="P6" style:family="paragraph" style:parent-style-name="Standard">
      <style:text-properties officeooo:rsid="0017dab0" officeooo:paragraph-rsid="00197827"/>
    </style:style>
    <style:style style:name="P7" style:family="paragraph" style:parent-style-name="Standard">
      <style:text-properties officeooo:rsid="00197827" officeooo:paragraph-rsid="00197827"/>
    </style:style>
    <style:style style:name="P8" style:family="paragraph" style:parent-style-name="Standard">
      <style:text-properties officeooo:rsid="001abd4d" officeooo:paragraph-rsid="001abd4d"/>
    </style:style>
    <style:style style:name="P9" style:family="paragraph" style:parent-style-name="Standard">
      <style:text-properties officeooo:rsid="001b5c90" officeooo:paragraph-rsid="0017dab0"/>
    </style:style>
    <style:style style:name="P10" style:family="paragraph" style:parent-style-name="Standard">
      <style:text-properties officeooo:rsid="001b5c90" officeooo:paragraph-rsid="001b5c90"/>
    </style:style>
    <style:style style:name="P11" style:family="paragraph" style:parent-style-name="Standard">
      <style:text-properties fo:font-style="italic" officeooo:rsid="001c6524" officeooo:paragraph-rsid="001c6524" style:font-style-asian="italic" style:font-style-complex="italic"/>
    </style:style>
    <style:style style:name="P12" style:family="paragraph" style:parent-style-name="Standard">
      <style:text-properties officeooo:rsid="001cb2eb" officeooo:paragraph-rsid="001cb2eb"/>
    </style:style>
    <style:style style:name="P13" style:family="paragraph" style:parent-style-name="Standard">
      <style:text-properties officeooo:rsid="001e1749" officeooo:paragraph-rsid="001e1749"/>
    </style:style>
    <style:style style:name="P14" style:family="paragraph" style:parent-style-name="Standard">
      <style:text-properties officeooo:rsid="001ee44d" officeooo:paragraph-rsid="001ee44d"/>
    </style:style>
    <style:style style:name="P15" style:family="paragraph" style:parent-style-name="Text_20_body">
      <style:paragraph-properties fo:text-align="center" style:justify-single-word="false"/>
      <style:text-properties officeooo:rsid="001c6524" officeooo:paragraph-rsid="001c6524"/>
    </style:style>
    <style:style style:name="P16" style:family="paragraph">
      <style:paragraph-properties fo:text-align="center"/>
    </style:style>
    <style:style style:name="P17" style:family="paragraph">
      <loext:graphic-properties draw:fill="none"/>
      <style:paragraph-properties fo:text-align="center"/>
    </style:style>
    <style:style style:name="P18" style:family="paragraph">
      <loext:graphic-properties draw:fill="none"/>
    </style:style>
    <style:style style:name="T1" style:family="text">
      <style:text-properties officeooo:rsid="00161255"/>
    </style:style>
    <style:style style:name="T2" style:family="text">
      <style:text-properties officeooo:rsid="0016c51e"/>
    </style:style>
    <style:style style:name="T3" style:family="text">
      <style:text-properties officeooo:rsid="0017dab0"/>
    </style:style>
    <style:style style:name="T4" style:family="text">
      <style:text-properties style:text-position="super 58%"/>
    </style:style>
    <style:style style:name="T5" style:family="text">
      <style:text-properties style:text-position="super 58%" officeooo:rsid="00197827"/>
    </style:style>
    <style:style style:name="T6" style:family="text">
      <style:text-properties style:text-position="super 58%" officeooo:rsid="001c6524"/>
    </style:style>
    <style:style style:name="T7" style:family="text">
      <style:text-properties style:text-position="0% 100%"/>
    </style:style>
    <style:style style:name="T8" style:family="text">
      <style:text-properties style:text-position="0% 100%" officeooo:rsid="001c6524"/>
    </style:style>
    <style:style style:name="T9" style:family="text">
      <style:text-properties style:text-position="0% 100%" fo:font-size="8pt" style:font-size-asian="8pt" style:font-size-complex="8pt"/>
    </style:style>
    <style:style style:name="T10" style:family="text">
      <style:text-properties officeooo:rsid="00197827"/>
    </style:style>
    <style:style style:name="T11" style:family="text">
      <style:text-properties fo:font-weight="bold" style:font-weight-asian="bold" style:font-weight-complex="bold"/>
    </style:style>
    <style:style style:name="T12" style:family="text">
      <style:text-properties fo:font-weight="bold" officeooo:rsid="00197827" style:font-weight-asian="bold" style:font-weight-complex="bold"/>
    </style:style>
    <style:style style:name="T13" style:family="text">
      <style:text-properties officeooo:rsid="001abd4d"/>
    </style:style>
    <style:style style:name="T14" style:family="text">
      <style:text-properties officeooo:rsid="001b5c90"/>
    </style:style>
    <style:style style:name="T15" style:family="text">
      <style:text-properties officeooo:rsid="001c6524"/>
    </style:style>
    <style:style style:name="T16" style:family="text">
      <style:text-properties officeooo:rsid="001cb2eb"/>
    </style:style>
    <style:style style:name="T17" style:family="text">
      <style:text-properties officeooo:rsid="001e1749"/>
    </style:style>
    <style:style style:name="T18" style:family="text">
      <style:text-properties fo:font-style="italic" style:font-style-asian="italic" style:font-style-complex="italic"/>
    </style:style>
    <style:style style:name="T19" style:family="text">
      <style:text-properties fo:font-style="italic" officeooo:rsid="00197827"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draw:marker-start-width="0.1689in" draw:marker-end-width="0.1689in" draw:textarea-horizontal-align="justify" draw:textarea-vertical-align="middle" draw:auto-grow-height="false" fo:min-height="0.3654in" fo:min-width="0.672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draw:marker-start-width="0.1689in" draw:marker-end-width="0.1689in" draw:textarea-horizontal-align="justify" draw:textarea-vertical-align="middle" draw:auto-grow-height="false" fo:min-height="0.3091in" fo:min-width="0.3091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draw:marker-start-width="0.1689in" draw:marker-end-width="0.1689in" draw:textarea-horizontal-align="justify" draw:textarea-vertical-align="middle" draw:auto-grow-height="false" fo:min-height="0.1626in" fo:min-width="0.322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01in" draw:marker-start-width="0.1689in" draw:marker-end-width="0.1689in" draw:fill="none" draw:textarea-horizontal-align="justify" draw:textarea-vertical-align="middle" draw:auto-grow-height="false" fo:min-height="0.3091in" fo:min-width="0.3091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draw:marker-start-width="0.1689in" draw:marker-end-width="0.1689in" draw:fill="none" draw:textarea-horizontal-align="justify" draw:textarea-vertical-align="middle" draw:auto-grow-height="false" fo:min-height="0.1626in" fo:min-width="0.322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of Optimization by Uniqueness</text:p>
      <text:p text:style-name="P15">by Sven Nilsen, 2019</text:p>
      <text:p text:style-name="P11">In this paper I show that there exists a general proof optimization algorithm using uniqueness.</text:p>
      <text:p text:style-name="P1"/>
      <text:p text:style-name="P1">Assume you have 3 boolean variables <text:span text:style-name="T15">such that</text:span>:</text:p>
      <text:p text:style-name="P1"/>
      <text:p text:style-name="P1"><text:tab/>a ⊻ b ⊻ c ⊻ (¬a ∧ ¬b ∧ ¬c)</text:p>
      <text:p text:style-name="P1"/>
      <text:p text:style-name="P1">This constraint encodes the meaning of uniqueness. One could say that XOR (`⊻`) alone encodes meaning of uniqueness, but it is easier to understand why by starting <text:span text:style-name="T15">here. Using De Morgan’s law</text:span><text:span text:style-name="T6"><text:reference-ref text:reference-format="text" text:ref-name="1">[1]</text:reference-ref></text:span>:</text:p>
      <text:p text:style-name="P1"/>
      <text:p text:style-name="P1"><text:tab/>a ⊻ b ⊻ c ⊻ ¬(a ∨ b ∨ c)</text:p>
      <text:p text:style-name="P1"/>
      <text:p text:style-name="P2">One can also relax it to:</text:p>
      <text:p text:style-name="P2"/>
      <text:p text:style-name="P2"><text:tab/>(<text:span text:style-name="T1">a ⊻ b ⊻ c</text:span>) <text:span text:style-name="T1">∨ ¬(a ∨ b ∨ c)</text:span></text:p>
      <text:p text:style-name="P2"/>
      <text:p text:style-name="P2">This relaxation works because there is no intersection between the two parts:</text:p>
      <text:p text:style-name="P2"/>
      <text:p text:style-name="P2"><text:tab/>(<text:span text:style-name="T1">a ⊻ b ⊻ c</text:span>) <text:span text:style-name="T1">∧ ¬(a ∨ b ∨ c) </text:span>= false</text:p>
      <text:p text:style-name="P2"/>
      <text:p text:style-name="P2">In programming, the `<text:span text:style-name="T1">¬(a ∨ b ∨ c)</text:span>` part can be thought of as “null”. This trick works because one can replace the proof that each variable is `false` with a new variable `null` representing this proof:</text:p>
      <text:p text:style-name="P2"/>
      <text:p text:style-name="P2"><text:tab/><text:span text:style-name="T1">a ⊻ b ⊻ c ⊻ </text:span>null<text:tab/><text:tab/>null = <text:span text:style-name="T1">¬(a ∨ b ∨ c)</text:span></text:p>
      <text:p text:style-name="P2"/>
      <text:p text:style-name="P2">It is now easy to see that `null` can be introduced by adding any new variable:</text:p>
      <text:p text:style-name="P2"/>
      <text:p text:style-name="P2"><text:tab/>a <text:span text:style-name="T1">⊻ b ⊻ c ⊻ </text:span>d</text:p>
      <text:p text:style-name="P2"/>
      <text:p text:style-name="P3">This is what I mean that XOR alone encodes the meaning of uniqueness.</text:p>
      <text:p text:style-name="P2"/>
      <text:p text:style-name="P2">The XOR operator with n-arguments can also be thought of as a set of sets where each member is the complementary set of all the other members. XOR with n-arguments is the simplest <text:span text:style-name="T2">mathematical object that satisfy this set property. This set property is also uniform, meaning that each sub-set of the set has the same property.</text:span></text:p>
      <text:p text:style-name="P2"/>
      <text:p text:style-name="P3">Another example of more complex mathematical objects with this property is non-overlapping geometry, like this:</text:p>
      <text:p text:style-name="P3"/>
      <text:p text:style-name="P3"><draw:custom-shape text:anchor-type="paragraph" draw:z-index="0" draw:name="Shape1" draw:style-name="gr1" svg:width="0.6732in" svg:height="0.3657in" svg:x="1.3402in" svg:y="0.0571in"><text:p/><draw:enhanced-geometry svg:viewBox="0 0 21600 21600" draw:type="rectangle" draw:enhanced-path="M 0 0 L 21600 0 21600 21600 0 21600 0 0 Z N"/></draw:custom-shape><draw:custom-shape text:anchor-type="paragraph" draw:z-index="1" draw:name="Shape2" draw:style-name="gr2" draw:text-style-name="P16" svg:width="0.437in" svg:height="0.437in" svg:x="2.328in" svg:y="0.1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3" draw:style-name="gr3" svg:width="0.6449in" svg:height="0.5012in" svg:x="3.1437in" svg:y="0.0646in"><text:p/><draw:enhanced-geometry svg:viewBox="0 0 21600 21600" draw:glue-points="0 0 0 10800 0 21600 10800 21600 21600 21600 10800 10800" draw:text-areas="1900 12700 12700 19700" draw:type="right-triangle" draw:enhanced-path="M 0 0 L 21600 21600 0 21600 0 0 Z N"/></draw:custom-shape></text:p>
      <text:p text:style-name="P3"/>
      <text:p text:style-name="P3"/>
      <text:p text:style-name="P3"/>
      <text:p text:style-name="P3">Each figure is a set of points that is complementary to all the other figures.</text:p>
      <text:p text:style-name="P3"><text:soft-page-break/>If I select one of the figures, you can see that no points in the other figures are selected:</text:p>
      <text:p text:style-name="P3"/>
      <text:p text:style-name="P3"><draw:custom-shape text:anchor-type="paragraph" draw:z-index="3" draw:name="Shape1" draw:style-name="gr1" svg:width="0.6732in" svg:height="0.3657in" svg:x="1.3402in" svg:y="0.0571in"><text:p/><draw:enhanced-geometry svg:viewBox="0 0 21600 21600" draw:type="rectangle" draw:enhanced-path="M 0 0 L 21600 0 21600 21600 0 21600 0 0 Z N"/></draw:custom-shape><draw:custom-shape text:anchor-type="paragraph" draw:z-index="4" draw:name="Shape2" draw:style-name="gr4" draw:text-style-name="P17" svg:width="0.437in" svg:height="0.437in" svg:x="2.328in" svg:y="0.1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3" draw:style-name="gr5" draw:text-style-name="P18" svg:width="0.6449in" svg:height="0.5012in" svg:x="3.1437in" svg:y="0.0646in"><text:p/><draw:enhanced-geometry svg:viewBox="0 0 21600 21600" draw:glue-points="0 0 0 10800 0 21600 10800 21600 21600 21600 10800 10800" draw:text-areas="1900 12700 12700 19700" draw:type="right-triangle" draw:enhanced-path="M 0 0 L 21600 21600 0 21600 0 0 Z N"/></draw:custom-shape></text:p>
      <text:p text:style-name="P3"/>
      <text:p text:style-name="P3"/>
      <text:p text:style-name="P3"/>
      <text:p text:style-name="P3">What it means that XOR with n-arguments is the simplest mathematical object of this kind, is that it has all the properties we need when talking about uniqueness, without talking about the content inside. On the other hand, geometrical figures has <text:span text:style-name="T3">much </text:span>more information <text:span text:style-name="T3">that is irrelevant for uniqueness.</text:span></text:p>
      <text:p text:style-name="P3"/>
      <text:p text:style-name="P4">Now I will use XOR with n-arguments to talk about a specific proof optimization algorithm. This algorithm assumes the following ingredients:</text:p>
      <text:p text:style-name="P4"/>
      <text:list xml:id="list9213100339705690907" text:style-name="L1">
        <text:list-item>
          <text:p text:style-name="P5">A proof `f : bool<text:span text:style-name="T4">N</text:span> → bool` to be optimized</text:p>
        </text:list-item>
        <text:list-item>
          <text:p text:style-name="P5">A constraint `g : <text:span text:style-name="T7">nat → bool</text:span>` which returns `true` if the proof assumes XOR <text:span text:style-name="T10">for the argument</text:span></text:p>
        </text:list-item>
        <text:list-item>
          <text:p text:style-name="P5">Higher Order Operator Overloading<text:span text:style-name="T4"><text:reference-ref text:reference-format="text" text:ref-name="2">[2]</text:reference-ref></text:span></text:p>
        </text:list-item>
      </text:list>
      <text:p text:style-name="P4"/>
      <text:p text:style-name="P4">Higher Order Operator Overloading is used <text:span text:style-name="T16">with</text:span> self-referential lambdas<text:span text:style-name="T4"><text:reference-ref text:reference-format="text" text:ref-name="3">[3]</text:reference-ref></text:span> <text:span text:style-name="T16">to</text:span> perform partial evaluation of the proof<text:span text:style-name="T4"><text:reference-ref text:reference-format="text" text:ref-name="4">[4]</text:reference-ref></text:span>. <text:span text:style-name="T10">In this context, we “pretend” that the self-referential lambda is constructed by returning an argument by an index:</text:span></text:p>
      <text:p text:style-name="P4"/>
      <text:p text:style-name="P4"><text:tab/><text:span text:style-name="T10">s(i : nat) = \(xs : bool</text:span><text:span text:style-name="T5">N</text:span><text:span text:style-name="T10">) = xs[i]</text:span></text:p>
      <text:p text:style-name="P4"/>
      <text:p text:style-name="P8">We can “pretend” that this is what the self-referential lambda does, because it simplifie<text:span text:style-name="T17">s</text:span> how we think about the optimization algorithm. <text:span text:style-name="T14">I</text:span>n an actual implementation of this optimization algorithm, the self-referential lambda refers to a truncated list of arguments for which `g` returns `false`. This is needed to reduce the proof to a more optimized version <text:span text:style-name="T17">using same brute force checking</text:span>. Anyway, <text:span text:style-name="T14">although `s` does something different in the actual implementation, it refers correctly here to the argument by the index in the original proof. This is how it works to “pretend” that `s` has a different definition.</text:span></text:p>
      <text:p text:style-name="P4"/>
      <text:p text:style-name="P4">For example, <text:span text:style-name="T10">if `N = 5` and `g` returns `true` for the first 3 arguments</text:span>:</text:p>
      <text:p text:style-name="P4"/>
      <text:p text:style-name="P4"><text:tab/>g := \(x : nat) = x &lt; 3</text:p>
      <text:p text:style-name="P4"/>
      <text:p text:style-name="P7">The proof can now be optimized by <text:span text:style-name="T13">using Higher Order Operator Overloading. For the first 3 arguments which `g` returns `true`, we insert constants. For the two remaining arguments we use `s`:</text:span></text:p>
      <text:p text:style-name="P4"/>
      <text:p text:style-name="P6"><text:tab/>f(<text:span text:style-name="T11">true</text:span>, <text:span text:style-name="T18">false</text:span>, <text:span text:style-name="T18">false</text:span>, <text:span text:style-name="T10">s(3), s(4)</text:span>) <text:span text:style-name="T1">∧<text:tab/><text:tab/>Notice one term for every unique argument.</text:span></text:p>
      <text:p text:style-name="P6"><text:tab/><text:span text:style-name="T10">f(</text:span><text:span text:style-name="T19">false</text:span><text:span text:style-name="T10">, </text:span><text:span text:style-name="T12">true</text:span><text:span text:style-name="T10">, </text:span><text:span text:style-name="T19">false</text:span><text:span text:style-name="T10">, s(3), s(4)) ∧</text:span></text:p>
      <text:p text:style-name="P4"><text:tab/><text:span text:style-name="T10">f(</text:span><text:span text:style-name="T19">false</text:span><text:span text:style-name="T10">, </text:span><text:span text:style-name="T19">false</text:span><text:span text:style-name="T10">, </text:span><text:span text:style-name="T12">true</text:span><text:span text:style-name="T10">, s(3), s(4))</text:span></text:p>
      <text:p text:style-name="P9"/>
      <text:p text:style-name="P10">The magic of Higher Order Operator Overloading is that this becomes a new function which takes a reduced list of arguments for which `g` returns `false`. <text:span text:style-name="T15">This new function, when checked for all inputs, preserves truth values from the original proof `f`. It returns `true` for all inputs if and only if the original proof returns `true` for all inputs. The run-time complexity</text:span><text:span text:style-name="T6"><text:reference-ref text:reference-format="text" text:ref-name="5">[5]</text:reference-ref></text:span><text:span text:style-name="T15"> of checking has been reduced:</text:span></text:p>
      <text:p text:style-name="P10"/>
      <text:p text:style-name="P10"><text:tab/><text:span text:style-name="T15">O(</text:span>2<text:span text:style-name="T4">N</text:span><text:span text:style-name="T8">)</text:span><text:tab/><text:tab/>=&gt;<text:tab/><text:tab/><text:span text:style-name="T15">O(</text:span>2<text:span text:style-name="T4">N-|g|</text:span><text:span text:style-name="T8">)</text:span></text:p>
      <text:h text:style-name="Heading_20_3" text:outline-level="3"><text:soft-page-break/><text:span text:style-name="T8">R</text:span><text:span text:style-name="T7">eferences:</text:span></text:h>
      <text:p text:style-name="P12"><text:span text:style-name="T7"/></text:p>
      <text:p text:style-name="P12"><text:reference-mark-start text:name="1"/><text:span text:style-name="T7">[1]</text:span><text:reference-mark-end text:name="1"/><text:span text:style-name="T7"><text:tab/>“De Morgan’s law”</text:span></text:p>
      <text:p text:style-name="P12"><text:span text:style-name="T7"><text:tab/>Wikipedia</text:span></text:p>
      <text:p text:style-name="P12"><text:span text:style-name="T7"><text:tab/></text:span><text:a xlink:type="simple" xlink:href="https://en.wikipedia.org/wiki/De_Morgan%27s_laws" text:style-name="Internet_20_link" text:visited-style-name="Visited_20_Internet_20_Link"><text:span text:style-name="T9">https://en.wikipedia.org/wiki/De_Morgan%27s_laws</text:span></text:a></text:p>
      <text:p text:style-name="P12"><text:span text:style-name="T7"/></text:p>
      <text:p text:style-name="P12"><text:reference-mark-start text:name="2"/><text:span text:style-name="T7">[2]</text:span><text:reference-mark-end text:name="2"/><text:span text:style-name="T7"><text:tab/>“Higher Order Operator Overloading”</text:span></text:p>
      <text:p text:style-name="P12"><text:span text:style-name="T7"><text:tab/>Sven Nilsen, 2018</text:span></text:p>
      <text:p text:style-name="P12"><text:span text:style-name="T7"><text:tab/></text:span><text:a xlink:type="simple" xlink:href="https://github.com/advancedresearch/path_semantics/blob/master/papers-wip/higher-order-operator-overloading.pdf" text:style-name="Internet_20_link" text:visited-style-name="Visited_20_Internet_20_Link"><text:span text:style-name="T9">https://github.com/advancedresearch/path_semantics/blob/master/papers-wip/higher-order-operator-overloading.pdf</text:span></text:a></text:p>
      <text:p text:style-name="P12"><text:span text:style-name="T7"/></text:p>
      <text:p text:style-name="P13"><text:reference-mark-start text:name="3"/><text:span text:style-name="T7">[3]</text:span><text:reference-mark-end text:name="3"/><text:span text:style-name="T7"><text:tab/>“Higher Order Operator Overloading and Self Reference”</text:span></text:p>
      <text:p text:style-name="P13"><text:span text:style-name="T7"><text:tab/>Sven Nilsen, 2019</text:span></text:p>
      <text:p text:style-name="P13"><text:span text:style-name="T7"><text:tab/></text:span><text:a xlink:type="simple" xlink:href="https://github.com/advancedresearch/path_semantics/blob/master/papers-wip/higher-order-operator-overloading-and-self-reference.pdf" text:style-name="Internet_20_link" text:visited-style-name="Visited_20_Internet_20_Link"><text:span text:style-name="T9">https://github.com/advancedresearch/path_semantics/blob/master/papers-wip/higher-order-operator-overloading-and-self-reference.pdf</text:span></text:a></text:p>
      <text:p text:style-name="P13"><text:span text:style-name="T7"/></text:p>
      <text:p text:style-name="P13"><text:reference-mark-start text:name="4"/><text:span text:style-name="T7">[4]</text:span><text:reference-mark-end text:name="4"/><text:span text:style-name="T7"><text:tab/>“Higher Order Operator Overloading and Partial Evaluation”</text:span></text:p>
      <text:p text:style-name="P13"><text:span text:style-name="T7"><text:tab/>Sven Nilsen, 2019</text:span></text:p>
      <text:p text:style-name="P13"><text:span text:style-name="T7"><text:tab/></text:span><text:a xlink:type="simple" xlink:href="https://github.com/advancedresearch/path_semantics/blob/master/papers-wip/higher-order-operator-overloading-and-partial-evaluation.pdf" text:style-name="Internet_20_link" text:visited-style-name="Visited_20_Internet_20_Link"><text:span text:style-name="T9">https://github.com/advancedresearch/path_semantics/blob/master/papers-wip/higher-order-operator-overloading-and-partial-evaluation.pdf</text:span></text:a></text:p>
      <text:p text:style-name="P13"><text:span text:style-name="T7"/></text:p>
      <text:p text:style-name="P14"><text:reference-mark-start text:name="5"/><text:span text:style-name="T7">[5]</text:span><text:reference-mark-end text:name="5"/><text:span text:style-name="T7"><text:tab/>“Big O notation”</text:span></text:p>
      <text:p text:style-name="P14"><text:span text:style-name="T7"><text:tab/>Wikipedia</text:span></text:p>
      <text:p text:style-name="P14"><text:span text:style-name="T7"><text:tab/></text:span><text:a xlink:type="simple" xlink:href="https://en.wikipedia.org/wiki/Big_O_notation" text:style-name="Internet_20_link" text:visited-style-name="Visited_20_Internet_20_Link"><text:span text:style-name="T9">https://en.wikipedia.org/wiki/Big_O_notation</text:span></text:a></text:p>
      <text:p text:style-name="P1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13:32:02.365236000</meta:creation-date>
    <dc:date>2019-06-20T15:19:35.948236000</dc:date>
    <meta:editing-duration>PT2M21S</meta:editing-duration>
    <meta:editing-cycles>1</meta:editing-cycles>
    <meta:document-statistic meta:table-count="0" meta:image-count="0" meta:object-count="0" meta:page-count="3" meta:paragraph-count="52" meta:word-count="763" meta:character-count="4742" meta:non-whitespace-character-count="4008"/>
    <meta:generator>LibreOffice/5.1.2.2$MacOSX_X86_64 LibreOffice_project/d3bf12ecb743fc0d20e0be0c58ca359301eb705f</meta:generator>
  </office:meta>
</office:document-meta>
</file>